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8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cm"/>
    </style:style>
    <style:style style:name="co11" style:family="table-column">
      <style:table-column-properties fo:break-before="auto" style:column-width="12.945cm"/>
    </style:style>
    <style:style style:name="co12" style:family="table-column">
      <style:table-column-properties fo:break-before="auto" style:column-width="15.744cm"/>
    </style:style>
    <style:style style:name="co13" style:family="table-column">
      <style:table-column-properties fo:break-before="auto" style:column-width="11.557cm"/>
    </style:style>
    <style:style style:name="co14" style:family="table-column">
      <style:table-column-properties fo:break-before="auto" style:column-width="14.963cm"/>
    </style:style>
    <style:style style:name="co15" style:family="table-column">
      <style:table-column-properties fo:break-before="auto" style:column-width="12.24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7">
      <style:table-cell-properties fo:wrap-option="wrap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order-bottom="none" fo:wrap-option="wrap" fo:border-left="0.002cm solid #000000" fo:border-right="none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nl" fo:country="B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ans</text:p>
          </table:table-cell>
          <table:table-cell table:formula="of:=[Steven_Bastiaans.C12]" office:value-type="float" office:value="6.5">
            <text:p>6,5</text:p>
          </table:table-cell>
          <table:table-cell table:formula="of:=[Steven_Bastiaans.C24]" office:value-type="float" office:value="6.75">
            <text:p>6,75</text:p>
          </table:table-cell>
          <table:table-cell table:formula="of:=[Steven_Bastiaans.C36]" office:value-type="float" office:value="0">
            <text:p>0</text:p>
          </table:table-cell>
          <table:table-cell table:formula="of:=[Steven_Bastiaans.C48]" office:value-type="float" office:value="0">
            <text:p>0</text:p>
          </table:table-cell>
          <table:table-cell table:number-columns-repeated="10"/>
          <table:table-cell table:style-name="ce8" table:formula="of:=SUM([.B2:.O2])" office:value-type="float" office:value="13.25">
            <text:p>13,2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36]" office:value-type="float" office:value="3">
            <text:p>3</text:p>
          </table:table-cell>
          <table:table-cell table:style-name="ce6" table:formula="of:=[Benjamin_Cousaert.C48]" office:value-type="float" office:value="0">
            <text:p>0</text:p>
          </table:table-cell>
          <table:table-cell table:number-columns-repeated="10"/>
          <table:table-cell table:style-name="ce8" table:formula="of:=SUM([.B3:.O3])" office:value-type="float" office:value="11.25">
            <text:p>11,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6]" office:value-type="float" office:value="0">
            <text:p>0</text:p>
          </table:table-cell>
          <table:table-cell table:formula="of:=[Nils_Mak.C48]" office:value-type="float" office:value="0">
            <text:p>0</text:p>
          </table:table-cell>
          <table:table-cell table:number-columns-repeated="10"/>
          <table:table-cell table:style-name="ce8" table:formula="of:=SUM([.B4:.O4])" office:value-type="float" office:value="11">
            <text:p>1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36]" office:value-type="float" office:value="1.5">
            <text:p>1,5</text:p>
          </table:table-cell>
          <table:table-cell table:formula="of:=[Niko_Strijbol.C48]" office:value-type="float" office:value="0">
            <text:p>0</text:p>
          </table:table-cell>
          <table:table-cell table:number-columns-repeated="10"/>
          <table:table-cell table:style-name="ce8" table:formula="of:=SUM([.B5:.O5])" office:value-type="float" office:value="13.5">
            <text:p>13,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1">
            <text:p>1</text:p>
          </table:table-cell>
          <table:table-cell table:formula="of:=[Domien_Van_Steendam.C48]" office:value-type="float" office:value="0">
            <text:p>0</text:p>
          </table:table-cell>
          <table:table-cell table:number-columns-repeated="10"/>
          <table:table-cell table:style-name="ce8" table:formula="of:=SUM([.B6:.O6])" office:value-type="float" office:value="16.75">
            <text:p>16,7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">
            <text:p>6</text:p>
          </table:table-cell>
          <table:table-cell table:formula="of:=[Karel_VandenBussche.C36]" office:value-type="float" office:value="1.75">
            <text:p>1,75</text:p>
          </table:table-cell>
          <table:table-cell table:formula="of:=[Karel_VandenBussche.C48]" office:value-type="float" office:value="0">
            <text:p>0</text:p>
          </table:table-cell>
          <table:table-cell table:number-columns-repeated="10"/>
          <table:table-cell table:style-name="ce8" table:formula="of:=SUM([.B7:.O7])" office:value-type="float" office:value="11.25">
            <text:p>11,25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36]" office:value-type="float" office:value="2.5">
            <text:p>2,5</text:p>
          </table:table-cell>
          <table:table-cell table:formula="of:=[David_Vandorpe.C48]" office:value-type="float" office:value="0">
            <text:p>0</text:p>
          </table:table-cell>
          <table:table-cell table:number-columns-repeated="10"/>
          <table:table-cell table:style-name="ce8" table:formula="of:=SUM([.B8:.O8])" office:value-type="float" office:value="16.25">
            <text:p>16,2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,5</text:p>
          </table:table-cell>
          <table:table-cell table:style-name="ce7" table:formula="of:=SUM([.C2:.C8])" office:value-type="float" office:value="49">
            <text:p>49</text:p>
          </table:table-cell>
          <table:table-cell table:style-name="ce7" table:formula="of:=SUM([.D2:.D8])" office:value-type="float" office:value="9.75">
            <text:p>9,75</text:p>
          </table:table-cell>
          <table:table-cell table:style-name="ce7" table:formula="of:=SUM([.E2:.E8])" office:value-type="float" office:value="0">
            <text:p>0</text:p>
          </table:table-cell>
          <table:table-cell table:style-name="ce7" table:formula="of:=SUM([.F2:.F8])" office:value-type="float" office:value="0">
            <text:p>0</text:p>
          </table:table-cell>
          <table:table-cell table:style-name="ce7" table:formula="of:=SUM([.G2:.G8])" office:value-type="float" office:value="0">
            <text:p>0</text:p>
          </table:table-cell>
          <table:table-cell table:style-name="ce7" table:formula="of:=SUM([.H2:.H8])" office:value-type="float" office:value="0">
            <text:p>0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a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Steven Bastiaa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Tweede meeting omtrent domeinmodel 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0.6">
            <text:p>0,6</text:p>
          </table:table-cell>
          <table:table-cell table:style-name="ce15" office:value-type="string">
            <text:p>Verslag meeting 2 intypen en op github zet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AngularJs: begin documentatie lez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0.4">
            <text:p>0,4</text:p>
          </table:table-cell>
          <table:table-cell table:style-name="ce15" office:value-type="string">
            <text:p>Use-case: afsluiten verzeker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5">
            <text:p>0,5</text:p>
          </table:table-cell>
          <table:table-cell table:style-name="ce15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 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Webpack Documentatie lezen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 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Tweede meeting omtrent domeinmodel 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Construeren 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Construeren use cases (opvragen premies etc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25">
            <text:p>0,25</text:p>
          </table:table-cell>
          <table:table-cell table:style-name="ce15" office:value-type="string">
            <text:p>Maken voorstel voor use case (#16)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7">
            <text:p>27/02/17</text:p>
          </table:table-cell>
          <table:table-cell table:style-name="ce15" office:value-type="float" office:value="1.5">
            <text:p>1,5</text:p>
          </table:table-cell>
          <table:table-cell table:style-name="ce17" office:value-type="string">
            <text:p>Werken aan use cases gebruiker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1.5">
            <text:p>1,5</text:p>
          </table:table-cell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3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Default"/>
          <table:table-cell table:style-name="ce12"/>
          <table:table-cell table:style-name="Default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Use cas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ontrole use cases en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7" office:value-type="string">
            <text:p>Controle use case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5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Opzoekwerk over uitgebreid test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Eerste versie van usecases milestone 1 uitwerk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Usecases milestone 1 verder uitwerk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">
            <text:p>6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secase milestone 1 opmaak verzorgen + uitbreiden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0.75">
            <text:p>0,75</text:p>
          </table:table-cell>
          <table:table-cell table:style-name="ce15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1.75">
            <text:p>1,75</text:p>
          </table:table-cell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5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9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9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2">
            <text:p>22/02/17</text:p>
          </table:table-cell>
          <table:table-cell table:style-name="ce15" office:value-type="float" office:value="1.25">
            <text:p>1,25</text:p>
          </table:table-cell>
          <table:table-cell table:style-name="ce15" office:value-type="string">
            <text:p>Vergadering 2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5">
            <text:p>25/02/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6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8" office:value-type="float" office:value="2.5">
            <text:p>2,5</text:p>
          </table:table-cell>
          <table:table-cell table:style-name="ce15" office:value-type="string">
            <text:p>Lezen documentatie en configureren Jenki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28/02/2017</text:date>, <text:time>13:50: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8T13:50:48.19</dc:date>
    <meta:editing-cycles>35</meta:editing-cycles>
    <meta:editing-duration>PT1H38M37S</meta:editing-duration>
    <meta:document-statistic meta:table-count="8" meta:cell-count="432" meta:object-count="0"/>
  </office:meta>
</office:document-meta>
</file>